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10000021823A2A312E695549C.png" manifest:media-type="image/png"/>
  <manifest:file-entry manifest:full-path="Pictures/100000000000025F00000190547CDDADE3868BD2.png" manifest:media-type="image/png"/>
  <manifest:file-entry manifest:full-path="Pictures/100000000000023B00000117745673EF07EA6E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0.769cm" svg:height="14.181cm" svg:x="3.231cm" svg:y="0.619cm">
          <draw:image xlink:href="Pictures/10000000000003110000021823A2A312E69554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6.059cm" svg:height="10.582cm" svg:x="5.941cm" svg:y="1.8cm">
          <draw:image xlink:href="Pictures/100000000000025F00000190547CDDADE3868BD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18.83cm" svg:height="9.2cm" svg:x="4.77cm" svg:y="3.6cm">
          <draw:image xlink:href="Pictures/100000000000023B00000117745673EF07EA6E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00:43:33.405000000</meta:creation-date>
    <meta:generator>LibreOffice/6.0.6.2$Windows_x86 LibreOffice_project/0c292870b25a325b5ed35f6b45599d2ea4458e77</meta:generator>
    <dc:date>2020-10-14T00:51:25.757000000</dc:date>
    <meta:editing-duration>PT7M53S</meta:editing-duration>
    <meta:editing-cycles>1</meta:editing-cycles>
    <meta:document-statistic meta:object-count="30"/>
  </office:meta>
</office:document-meta>
</file>